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9.4cm" fo:margin-left="-0.4cm" fo:margin-right="0cm" table:align="margins" style:may-break-between-rows="false"/>
    </style:style>
    <style:style style:name="Table175.A" style:family="table-column">
      <style:table-column-properties style:column-width="2.265cm" style:rel-column-width="15790*"/>
    </style:style>
    <style:style style:name="Table175.B" style:family="table-column">
      <style:table-column-properties style:column-width="4.731cm" style:rel-column-width="32982*"/>
    </style:style>
    <style:style style:name="Table175.C" style:family="table-column">
      <style:table-column-properties style:column-width="2.404cm" style:rel-column-width="16763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5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text-properties style:text-underline-style="none"/>
    </style:style>
    <style:style style:name="P29" style:family="paragraph" style:parent-style-name="Standard"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5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6" style:family="paragraph" style:parent-style-name="Sender">
      <style:text-properties fo:font-style="normal" style:font-style-asian="normal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 style:master-page-name="Standard">
      <style:paragraph-properties style:page-number="1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2" style:family="paragraph" style:parent-style-name="Standard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3" style:family="paragraph" style:parent-style-name="Standard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4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4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46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7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48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4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5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5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52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53" style:family="paragraph" style:parent-style-name="Frame_20_contents">
      <style:paragraph-properties fo:margin-top="0cm" fo:margin-bottom="0cm" fo:text-align="center" style:justify-single-word="false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Verdana1"/>
    </style:style>
    <style:style style:name="T8" style:family="text">
      <style:text-properties style:font-name="Verdana1" fo:font-size="14pt" style:font-size-asian="14pt" style:font-size-complex="14pt"/>
    </style:style>
    <style:style style:name="T9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10" style:family="text">
      <style:text-properties style:font-name="Verdana1" fo:font-size="6pt" style:font-size-asian="6pt" style:font-size-complex="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style:font-size-asian="14pt"/>
    </style:style>
    <style:style style:name="T23" style:family="text">
      <style:text-properties style:font-size-complex="14pt"/>
    </style:style>
    <style:style style:name="T24" style:family="text">
      <style:text-properties style:font-size-asian="8pt"/>
    </style:style>
    <style:style style:name="T25" style:family="text">
      <style:text-properties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2">New: updated combuckwheat pancake mix</text:p>
                <text:p text:style-name="P12">munity prhice to x1.65. Old: changing he unitsugar</text:p>
                <text:p text:style-name="P12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6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5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4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2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5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2">Heart of the Wheat </text:span><text:span text:style-name="T4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8">Couscou</text:span><text:span text:style-name="T8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string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9">also open Saturdays at the Halifax Seaport Market </text:span><text:span text:style-name="T10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35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2">Apples </text:span><text:span text:style-name="T4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2">Apples </text:span><text:span text:style-name="T4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2">Apricots </text:span><text:span text:style-name="T4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5">Medjool</text:span> <text:span text:style-name="T13">Dates</text:span><text:span text:style-name="T2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2">Pitted Prunes </text:span><text:span text:style-name="T4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2">Thompson Raisins </text:span><text:span text:style-name="T4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2">Mumm's Broccoli Brassica Blend </text:span><text:span text:style-name="T4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2">Mumm's Sandwich Booster </text:span><text:span text:style-name="T4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2">Mumm's Ancient Eastern </text:span><text:span text:style-name="T4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2">Mumm's Spicy Lentil Crunch </text:span><text:span text:style-name="T4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2">Mumm's Crunchy Bean Mix </text:span><text:span text:style-name="T4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4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2">Canola Oil bottle </text:span><text:span text:style-name="T4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2">Olive Oil bottle </text:span><text:span text:style-name="T4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2">Grapeseed Oil </text:span><text:span text:style-name="T4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2">Safflower Oil </text:span><text:span text:style-name="T4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2">Sesame Oil </text:span><text:span text:style-name="T4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2">Sunflower Oil </text:span><text:span text:style-name="T4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3">Fancy Pantry and Breads</text:p>
                <text:p text:style-name="P42">Gottingen St., Halifax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18"><text:s text:c="3"/><text:span text:style-name="T11">Rye and Red Fife </text:span></text:p>
                <text:p text:style-name="P40"/>
                <text:p text:style-name="P40">Rye flour, red fife flour, sunflower, flax and sesame seeds, water, salt</text:p>
                <text:p text:style-name="P11">$5.50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12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12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2">Tom's toothpaste </text:span><text:span text:style-name="T4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2">GB toothpaste </text:span><text:span text:style-name="T4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2">GB toothpaste </text:span><text:span text:style-name="T4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3">Organic Hemp Seed</text:span><text:span text:style-name="T12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12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3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3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3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12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4">Organic </text:span><text:s/></text:p>
                <text:p text:style-name="P11"><text:s/><text:span text:style-name="T12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12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2">Boate's Vinegar </text:span><text:span text:style-name="T4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12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12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3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12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3">Organic Cashews </text:span></text:p>
                <text:p text:style-name="P5"><text:span text:style-name="T6">(Blanched)</text:span> <text:s text:c="2"/><text:span text:style-name="T2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2">Sourdough Rye </text:span><text:span text:style-name="T4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2">Sourdough Froment </text:span><text:span text:style-name="T4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5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2">Campagne(Country) <text:s/></text:span><text:span text:style-name="T4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2">Spelt Bran </text:span><text:span text:style-name="T4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4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11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6">made with fresh </text:span></text:p>
                <text:p text:style-name="P6">jalapeno, onion, green pepper, garlic</text:p>
                <text:p text:style-name="P11"><text:span text:style-name="T16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6">made with fresh </text:span></text:p>
                <text:p text:style-name="P6">jalapeno, onion, green pepper, garlic</text:p>
                <text:p text:style-name="P11"><text:span text:style-name="T16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/>
                <text:p text:style-name="P6">Organic Sweetened</text:p>
                <text:p text:style-name="P11"><text:s/><text:span text:style-name="T20">Banana Chips </text:span></text:p>
                <text:p text:style-name="P7"/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17">200g</text:p>
              </table:table-cell>
              <table:table-cell table:style-name="Table165.A1" office:value-type="string">
                <text:p text:style-name="P19"><text:s/></text:p>
                <text:p text:style-name="P20">http://thegrainery.ca</text:p>
              </table:table-cell>
              <table:table-cell table:style-name="Table165.C3" office:value-type="currency" office:currency="USD" office:value="4">
                <text:p text:style-name="P11">$4.00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38"/>
      <text:p text:style-name="P39"/>
      <text:p text:style-name="Standard"><text:soft-page-break/><text:tab/></text:p>
      <text:p text:style-name="P29"><text:tab/>GRAINERY PRE_ORDERS</text:p>
      <text:p text:style-name="P28"><text:tab/>http://thegrainery.ca/preorders</text:p>
      <text:p text:style-name="P28"/>
      <text:p text:style-name="Sender"><text:tab/><text:span text:style-name="T17">Danielle Blouin</text:span><text:span text:style-name="T18"> <text:s/></text:span><text:span text:style-name="T17"><text:line-break/> <text:tab/>11.34kg Light Spelt Flour</text:span></text:p>
      <text:p text:style-name="P36"><text:tab/><text:tab/><text:tab/><text:tab/>$44.85 <text:s text:c="3"/></text:p>
      <text:p text:style-name="P28"><text:soft-page-break/></text:p>
      <text:p text:style-name="P39"/>
      <text:p text:style-name="P31"><text:soft-page-break/>8kg Org. Newfound Oatmeal (Rolled Oats)</text:p>
      <text:p text:style-name="P31"><text:span text:style-name="T21">$23.39</text:span><text:line-break/><text:soft-page-break/></text:p>
      <text:p text:style-name="P39"/>
      <text:p text:style-name="P33"><text:soft-page-break/></text:p>
      <text:p text:style-name="P33">Organic </text:p>
      <text:p text:style-name="P32">Long Grain Brown Rice</text:p>
      <text:p text:style-name="P34">750g <text:s text:c="29"/>$4.50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9">This delicious large kidney-shaped heritage bean with its soft skin is</text:span></text:p>
            <text:p text:style-name="P30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Flakes</text:p>
      <text:p text:style-name="Standard"/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short grain brown rice</text:p>
      <text:p text:style-name="P39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39"/>
      <text:p text:style-name="Standard"><text:soft-page-break/></text:p>
      <text:p text:style-name="P39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39"/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8"><text:span text:style-name="T9">also open Saturdays at the Halifax Seaport Market </text:span><text:span text:style-name="T10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39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39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9">also open Saturdays at the Halifax Seaport Market </text:span><text:span text:style-name="T10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37">$5.10</text:p>
          </table:table-cell>
        </table:table-row>
      </table:table>
      <text:p text:style-name="P7"><text:soft-page-break/></text:p>
      <text:p text:style-name="P39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9">also open Saturdays at the Halifax Seaport Market </text:span><text:span text:style-name="T10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37">$9.45</text:p>
          </table:table-cell>
        </table:table-row>
      </table:table>
      <text:p text:style-name="P7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New Found Oatmeal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Standard"/>
      <text:p text:style-name="Standard"/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P40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12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12">$4.50</text:span> </text:p>
          </table:table-cell>
        </table:table-row>
      </table:table>
      <text:p text:style-name="P39"/>
      <text:p text:style-name="Standard"><text:soft-page-break/></text:p>
      <text:p text:style-name="P39"/>
      <text:p text:style-name="P27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><text:soft-page-break/></text:p>
      <text:p text:style-name="P39"/>
      <text:p text:style-name="Standard"/>
      <text:p text:style-name="P39"/>
      <text:p text:style-name="Standard"/>
      <text:p text:style-name="P39"/>
      <text:p text:style-name="Standard"/>
      <text:p text:style-name="P39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20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39"/>
      <text:p text:style-name="Standard"/>
      <text:p text:style-name="P39"/>
      <text:p text:style-name="Standard"/>
      <text:p text:style-name="P39"/>
      <text:p text:style-name="Standard"/>
      <text:p text:style-name="Standard"/>
      <text:p text:style-name="P39"/>
      <text:p text:style-name="Standard"/>
      <text:p text:style-name="P3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1-29T17:13:32.25</dc:date>
    <dc:creator>2385 Agricola Grainery Food Coop</dc:creator>
    <meta:editing-duration>PT745H10M26S</meta:editing-duration>
    <meta:editing-cycles>227</meta:editing-cycles>
    <meta:generator>OpenOffice.org/3.2$Win32 OpenOffice.org_project/320m12$Build-9483</meta:generator>
    <meta:printed-by>2385 Agricola Grainery Food Coop</meta:printed-by>
    <meta:print-date>2011-01-29T17:08:23.62</meta:print-date>
    <meta:document-statistic meta:table-count="180" meta:image-count="0" meta:object-count="0" meta:page-count="355" meta:paragraph-count="1681" meta:word-count="8110" meta:character-count="58895"/>
    <meta:user-defined meta:name="Info 1"/>
    <meta:user-defined meta:name="Info 2"/>
    <meta:user-defined meta:name="Info 3"/>
    <meta:user-defined meta:name="Info 4"/>
  </office:meta>
</office:document-meta>
</file>